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KacstQurn" svg:font-family="KacstQurn"/>
    <style:font-face style:name="OpenSymbol" svg:font-family="OpenSymbol"/>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1">
      <style:paragraph-properties fo:text-align="justify"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ditor: Pagina Links</text:h>
      <text:p text:style-name="P1">Links vanuit componenten moeten ALTIJD de ID bevatten ipv een slug. Een link die je dus in zou kunnen voegen in een pagina zou zijn: </text:p>
      <text:p text:style-name="P1"><text:a xlink:type="simple" xlink:href="http://domein.nl/345">http://domein.nl/345</text:a></text:p>
      <text:p text:style-name="P1">In de bootstrap.php wordt na alle toevoegen van content het volgende uitgevoerd.</text:p>
      <text:p text:style-name="P1">Wi3::inst()-&gt;linkconverter-&gt;execute();</text:p>
      <text:p text:style-name="P1">Waar alle links geconverteerd worden (alleen als we in de sitearea zijn) naar normale links.</text:p>
      <text:p text:style-name="P1">Let op: dit gebeurt <text:span text:style-name="T1">voor</text:span> het cachen, zodat na een url/slug-wijziging aan een pagina, alle caches vernieuwd moeten worden die de oude url hebben!</text:p>
      <text:h text:style-name="P3" text:outline-level="1">Templates: invoegen van menu's en breadcrumbs ed</text:h>
      <text:p text:style-name="P1">Het invoegen van menu's en breadcrumbs in een template gaat via </text:p>
      <text:p text:style-name="P1">Wi3::inst()-&gt;nav-&gt;menu-&gt;render(); // all pages</text:p>
      <text:p text:style-name="P1">Wi3::inst()-&gt;nav-&gt;breadcrumbs-&gt;render(); // path to active page</text:p>
      <text:p text:style-name="P1">Wi3::inst()-&gt;nav-&gt;sidenav-&gt;render();// all children of the parent of active page</text:p>
      <text:p text:style-name="P1">De zaken zoals Wi3::inst()-&gt;nav-&gt;menu zijn dus objecten, waarin opgeslagen staat wat er gerenderd gaat worden. Dit is eenvoudig aan te passen door bijv</text:p>
      <text:p text:style-name="P1">Wi3::inst()-&gt;nav-&gt;menu-&gt;removepage($id); </text:p>
      <text:p text:style-name="P1">Wi3::inst()-&gt;nav-&gt;menu-&gt;addpage($id);</text:p>
      <text:p text:style-name="P1">Wi3::inst()-&gt;nav-&gt;menu-&gt;setactive($id); // Welke pagina de actieve pagina is</text:p>
      <text:p text:style-name="P1">Wi3::inst()-&gt;nav-&gt;menu-&gt;page($id); // Verkrijg een pagina</text:p>
      <text:p text:style-name="P1">Wi3::inst()-&gt;nav-&gt;menu-&gt;page($id)-&gt;addclass($class); // Voeg een class toe</text:p>
      <text:p text:style-name="P1">Wi3::inst()-&gt;nav-&gt;menu-&gt;page($id)-&gt;removeclass($class); // Verwijder een class</text:p>
      <text:p text:style-name="P1">Wi3::inst()-&gt;nav-&gt;menu-&gt;page($id)-&gt;class($class); // Zet de class-parameter</text:p>
      <text:p text:style-name="P1">Wi3::inst()-&gt;nav-&gt;menu-&gt;page($id)-&gt;css($css); // Zet specifieke css</text:p>
      <text:p text:style-name="P1">te doen. $id moet de pagina-id zijn, niet een slug. </text:p>
      <text:p text:style-name="P1">Door middel van de linkconverter (zoals in eerste paragraaf vermeld) worden id-links uiteindelijk omgezet naar normale links.</text:p>
      <text:p text:style-name="P1"/>
      <text:h text:style-name="P3" text:outline-level="1"><text:soft-page-break/>Meertalig</text:h>
      <text:p text:style-name="P1">Meertalig is simpelweg een plugin. De plugin is geinstalleerd in /plugins/multilanguage en in bootstrap.php toegevoegd aan de modules-lijst. </text:p>
      <text:p text:style-name="P1">De module is een zogenaamde 'pageversionplugin'. Deze plugins beheren de verschillende versies van een pagina. Een 'pageposition' kan dus verschillende pagina's onder zich hebben, elk een andere versie.</text:p>
      <text:p text:style-name="P1">De versionplugins registreren zichzelf bij Wi3::inst()-&gt;pages-&gt;registerversionplugin() als ze aangemaakt worden, zodat Wi3::inst()-&gt;pages 'weet' dat deze versionplugin aanwezig is, en op bepaalde punten aangeroepen wil worden. Omdat een plugin echter eerst aangemaakt moet worden voordat hij zich kan registreren, dient de plugin er voor te zorgen dat hij aangemaakt wordt. Dit kan door de init.php in de pluginmap, en dan</text:p>
      <text:p text:style-name="P1">Event::instance('wi3.pages.versionplugins.load')-&gt;callback(array("Wi3_plugins", "load"), "plugin_multilanguage"); </text:p>
      <text:p text:style-name="P1">Nadat een plugin dan aangemaakt is, en zich in de __construct() heeft geregistreerd, zal de plugin aangeroepen worden op bepaalde momenten. Een voorbeeld is dat de meertaligheidsplugin html kan leveren als er een nieuwe pagina aangemaakt gaat worden. Deze html is in het geval van de multilanguage-plugin een select met de verschillende talen. Als er dan een request is gepleegd om de pagina daadwerkelijk an te maken, worden weer alle versionplugins aangeroepen om iets te doen met de html die ze geinjecteerd hadden. De meertaligheidsplugin extraheert welke taal de gebruiker gekozen heeft, en zet dat in de $page-&gt;versiontags-&gt;language als bijv “nl”. </text:p>
      <text:p text:style-name="P1">Deze tags zijn een meadow-array. Deze array dient echter niet direct te worden aangesproken vanuit een pagina, maar via de juiste plugin. In het geval van de meertaligheidsplugin wordt de taal van een pagina dus opgevraagd door</text:p>
      <text:p text:style-name="P1">Wi3::inst()-&gt;plugins-&gt;multilanguage-&gt;getlanguage($page);</text:p>
      <text:p text:style-name="P1">Waarna intern wordt gekeken naar $page-&gt;versiontags-&gt;language. </text:p>
      <text:p text:style-name="P1">TODO: een plugin kan een extra eigenschap bij een model 'reserveren'. Dus de meertaligheidsplugin kan $page-&gt;language door laten verwijzen naar Wi3::inst()-&gt;plugins-&gt;multilanguage-&gt;getlanguage($page); Of er is een event als een model wordt aangemaakt, waarin een versionplugin bijv $page-&gt;language = $page-&gt;versiontags-&gt;language; kan doen!</text:p>
      <text:p text:style-name="P1"/>
      <text:p text:style-name="P1">Het site_site model heeft 'settings' waarin in de setting 'multilingual' staat of de site meertalig is of niet:</text:p>
      <text:p text:style-name="P1"><text:soft-page-break/>if ($site-&gt;settings-&gt;multilingual === TRUE) {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KacstQurn" svg:font-family="KacstQurn"/>
    <style:font-face style:name="OpenSymbol" svg:font-family="OpenSymbol"/>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KacstQurn" fo:font-size="12pt" fo:language="nl" fo:country="N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KacstQurn"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KacstQurn" style:font-size-asian="12pt"/>
    </style:style>
    <style:style style:name="Caption" style:family="paragraph" style:parent-style-name="Standard" style:class="extra">
      <style:paragraph-properties fo:margin-top="0.212cm" fo:margin-bottom="0.212cm" text:number-lines="false" text:line-number="0"/>
      <style:text-properties style:font-name="KacstQur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KacstQurn"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em Mulder</meta:initial-creator>
    <meta:creation-date>2010-08-31T20:59:44</meta:creation-date>
    <dc:date>2010-10-25T18:36:38</dc:date>
    <dc:creator>Willem Mulder</dc:creator>
    <meta:editing-duration>PT08H55M52S</meta:editing-duration>
    <meta:editing-cycles>116</meta:editing-cycles>
    <meta:generator>OpenOffice.org/3.2$Linux OpenOffice.org_project/320m12$Build-9483</meta:generator>
    <meta:document-statistic meta:table-count="0" meta:image-count="0" meta:object-count="0" meta:page-count="3" meta:paragraph-count="35" meta:word-count="524" meta:character-count="4048"/>
  </office:meta>
</office:document-meta>
</file>